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Utils.getEntryPoint( Class targetClass , String methodName , Class [ ] argTypes , boolean isStaticReferenc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MethodUtils.getMethod( Object target , String methodName , Class [ ] arg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Utils.isAssignmentConvertable( Class parm , Class 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reSpecific.getMostSpecific( Class targetClass , String methodName , Class [ ] argTypes , boolean isStaticRefere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Utils.getConstructor( Class targetClass , Class [ ] arg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callToString( Class targetClass , String methodName , Class [ ] argTypes , boolean isStaticRefere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thodUtils.entryGetName( Object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Utils.entryGetModifiers( Object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Utils.areMethodConvertable( Class [ ] parms , Class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reSpecific.addItem( Object new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thodUtils.entryGetParameterTypes( Object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Utils.entryToString( Object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Utils.isMethodConvertable( Class parm , Class arg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ethodUtils.getMethod( Class target , String methodName , Class [ ] argTypes , boolean isStatic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